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language="sl" fo:country="SI"/>
    </style:style>
    <style:style style:name="P2" style:family="paragraph" style:parent-style-name="Text_20_body">
      <style:text-properties fo:language="sl" fo:country="SI"/>
    </style:style>
    <style:style style:name="P3" style:family="paragraph" style:parent-style-name="Text_20_body">
      <style:paragraph-properties fo:text-align="justify" style:justify-single-word="false"/>
      <style:text-properties fo:language="sl" fo:country="SI"/>
    </style:style>
    <style:style style:name="P4" style:family="paragraph" style:parent-style-name="Text_20_body">
      <style:text-properties fo:language="sl" fo:country="SI" fo:font-weight="bold" style:font-weight-asian="bold" style:font-weight-complex="bold"/>
    </style:style>
    <style:style style:name="P5" style:family="paragraph" style:parent-style-name="Text_20_body">
      <style:text-properties fo:language="sl" fo:country="SI" officeooo:paragraph-rsid="002b8ccb"/>
    </style:style>
    <style:style style:name="P6" style:family="paragraph" style:parent-style-name="Footnote">
      <style:text-properties officeooo:rsid="00267702" officeooo:paragraph-rsid="00267702"/>
    </style:style>
    <style:style style:name="P7" style:family="paragraph" style:parent-style-name="Footnote">
      <style:text-properties officeooo:rsid="0027eb4b" officeooo:paragraph-rsid="0027eb4b"/>
    </style:style>
    <style:style style:name="P8" style:family="paragraph" style:parent-style-name="Footnote">
      <style:text-properties officeooo:rsid="002868c7" officeooo:paragraph-rsid="002868c7"/>
    </style:style>
    <style:style style:name="P9" style:family="paragraph" style:parent-style-name="Title">
      <style:text-properties fo:language="sl" fo:country="SI"/>
    </style:style>
    <style:style style:name="T1" style:family="text">
      <style:text-properties officeooo:rsid="00196c38"/>
    </style:style>
    <style:style style:name="T2" style:family="text">
      <style:text-properties officeooo:rsid="001af16f"/>
    </style:style>
    <style:style style:name="T3" style:family="text">
      <style:text-properties officeooo:rsid="001b279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2792" style:font-weight-asian="bold" style:font-weight-complex="bold"/>
    </style:style>
    <style:style style:name="T6" style:family="text">
      <style:text-properties fo:font-weight="bold" officeooo:rsid="001d0f89" style:font-weight-asian="bold" style:font-weight-complex="bold"/>
    </style:style>
    <style:style style:name="T7" style:family="text">
      <style:text-properties fo:font-weight="bold" officeooo:rsid="001d8aa8" style:font-weight-asian="bold" style:font-weight-complex="bold"/>
    </style:style>
    <style:style style:name="T8" style:family="text">
      <style:text-properties fo:font-weight="bold" officeooo:rsid="001f36b9" style:font-weight-asian="bold" style:font-weight-complex="bold"/>
    </style:style>
    <style:style style:name="T9" style:family="text">
      <style:text-properties officeooo:rsid="001d0f89"/>
    </style:style>
    <style:style style:name="T10" style:family="text">
      <style:text-properties officeooo:rsid="001d8aa8"/>
    </style:style>
    <style:style style:name="T11" style:family="text">
      <style:text-properties officeooo:rsid="001f36b9"/>
    </style:style>
    <style:style style:name="T12" style:family="text">
      <style:text-properties officeooo:rsid="00204f5c"/>
    </style:style>
    <style:style style:name="T13" style:family="text">
      <style:text-properties officeooo:rsid="0024d147"/>
    </style:style>
    <style:style style:name="T14" style:family="text">
      <style:text-properties officeooo:rsid="002a2da1"/>
    </style:style>
    <style:style style:name="T15" style:family="text">
      <style:text-properties officeooo:rsid="002b8c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Življenjepis</text:p>
      <text:p text:style-name="P4">Iztok Jeras</text:p>
      <text:p text:style-name="P2">Rojen 3. julija 1977 v Kopru</text:p>
      <text:p text:style-name="P2">Dvorakova ulica 11, SI-1000 Ljubljana</text:p>
      <text:p text:style-name="P2"><text:span text:style-name="T1">El. </text:span>pošta: iztok.jeras@gmail.com</text:p>
      <text:p text:style-name="P2">Mobilni tel.: +386 31 850 760</text:p>
      <text:p text:style-name="Heading">Izobrazba</text:p>
      <text:p text:style-name="P2">Ko se je Iztok Jeras naučil pisati in brati, je v <text:span text:style-name="T4">Cicibanu</text:span><text:span text:style-name="T4"><text:note text:id="ftn0" text:note-class="footnote"><text:note-citation>1</text:note-citation><text:note-body><text:p text:style-name="P6">Ciciban, številka 1, letnik 40 (1984), http://racunalniski-muzej.si/?p=884</text:p></text:note-body></text:note></text:span> zasledil navodila za programiranje z mavrico. Nekaj časa je trajalo, da je starše prepričal, da so čez mejo <text:span text:style-name="T14">v Italiji</text:span> <text:span text:style-name="T2">kupili in</text:span> pretihotapili <text:span text:style-name="T4">ZX Spectrum+</text:span>. <text:span text:style-name="T14">Ker so </text:span>pozabili kupiti <text:span text:style-name="T14">tudi</text:span> kako igro, <text:span text:style-name="T14">je začel iz Cicibana prepisovati in zaganjati programe. Učil se je s spreminjanjem kode, sčasoma je napisal programe za računanje dimenzij akvarija, ilustriracijo očeta pri delu in piskanje skladbe naučene pri glasbenem pouku.</text:span></text:p>
      <text:p text:style-name="P3">V višjih letnikih osnovne šole in v srednji šoli se je udeleževal regionalnih in republiških tekmovanj iz matematike in fizike. Na nekaj tekmovanjih je tudi zmagal. V srednjo šolo je šel na <text:span text:style-name="T4">Tehniški srednješolski center v Novo Gorico</text:span>, kjer se je učil elektrotehniko in spoznal nove programske jezike. Približno takrat so na tržišče prišli prvi IBM PC računalniki, a na žalost so šole takrat učile predvsem uporabo Microsoftove pisarniške zbirke namesto programiranja.</text:p>
      <text:p text:style-name="P2">Po končani srednji šoli se je <text:span text:style-name="T13">leta 1996</text:span> vpisal na <text:span text:style-name="T4">Fakulteto za elektrotehniko</text:span>. Fakulteta je ponujala dostop do interneta, kjer je spoznal čare dokumentacije za elektronske komponente. <text:span text:style-name="T3">Usmeril se je v študij </text:span><text:span text:style-name="T5">telekomunikacij</text:span><text:span text:style-name="T3">, ter študij zaključil z diplomsko nalogo na temo </text:span><text:span text:style-name="T5">programsko določenega radia</text:span><text:span text:style-name="T3">.</text:span></text:p>
      <text:p text:style-name="P2">Seminarska naloga na temo meta jezika XML je prerasla v fascinacijo z deklarativnim jezikom za vektorsko grafiko SVG. Na obisku prve konference SVG Open<text:note text:id="ftn1" text:note-class="footnote"><text:note-citation>2</text:note-citation><text:note-body><text:p text:style-name="P7">http://www.svgopen.org/2002/</text:p></text:note-body></text:note> v Švici leta 2002, mu je eden od udeležencev predstavil pojem <text:span text:style-name="T4">umetnega življenja</text:span>. Ideja, da lahko ustvarimo umeten sistem, katerega dinamika liči na življenje, ga je fascinirala. Najbolj so se mu zdeli zanimivi <text:span text:style-name="T4">celični avtomati</text:span>, saj pri njih dinamika ni posledica <text:span text:style-name="T15">namenskega</text:span> modeliranja neke znane življenjske oblike, temveč izvira iz podanega preprostega pravila.</text:p>
      <text:p text:style-name="P2">Na magistrski program <text:span text:style-name="T6">F</text:span><text:span text:style-name="T4">akultete za računalništvo in informatiko</text:span> se je vpisal <text:span text:style-name="T13">leta 2003</text:span>, da bi spoznal še kaj novega poleg elektrotehnike. Predvsem pa je želel poglobljeno raziskovati dinamiko informacij v celičnih avtomatih. <text:span text:style-name="T9">V okviru študija je objavil članek na temo štetja in izpisa predslik v enodimenzionalnih celičnih avtomatih</text:span><text:span text:style-name="T9"><text:note text:id="ftn2" text:note-class="footnote"><text:note-citation>3</text:note-citation><text:note-body><text:p text:style-name="P7">Iztok Jeras in Andrej Dobnikar. Algorithms for computing preimages of cellular automata configurations. Physica D Nonlinear Phenomena, 233:95–111, September 2007.</text:p></text:note-body></text:note></text:span><text:span text:style-name="T9">, in se udeležil nekaj konferenc na temo celičnih avtomatov.</text:span></text:p>
      <text:p text:style-name="P1"><text:soft-page-break/>Zaposlitev in podro<text:span text:style-name="T13">čja dela</text:span></text:p>
      <text:p text:style-name="P5">Iztok je svojo prvo <text:span text:style-name="T15">razvojno</text:span> zaposlitev <text:span text:style-name="T15">dobil</text:span> v podjetju <text:span text:style-name="T4">Digital Development</text:span><text:span text:style-name="T15"> leta 1999, še med dodiplomskim študijem</text:span>. <text:span text:style-name="T9">Pred tem je sicer imel nekaj izkušenj z mikrokontrolerji, v službi pa se je naučil načrtovanja in oživljanja kompleksnih namenskih procesorskih sistemov in jezike za opis programabilne logike.</text:span></text:p>
      <text:p text:style-name="P2"><text:span text:style-name="T9">Po daljši študijski pavzi se je leta 2006 zaposlil v </text:span><text:span text:style-name="T7">Iskri sistemi</text:span><text:span text:style-name="T10">, a mu okolje ni ustrezalo, tako da tam ni ostal dolgo.</text:span></text:p>
      <text:p text:style-name="P2">Pri iskanju naslednje zaposlitve je razmišljal, ka<text:span text:style-name="T11">tero praktično znanje bi najlažje povezal s celičnimi avtomati. Odločil se je za miniaturizacijo in se zaposlil v podjetju </text:span><text:span text:style-name="T8">inSilica</text:span><text:span text:style-name="T11">, ki je razvijalo ASIC vezja za procesiranje slike za fotoaparate za telefone. Začel je kakor pisec RTL kode in testnega okolja in napredoval v arhitekta SoC sistemov.</text:span></text:p>
      <text:p text:style-name="P2">Leta 2015 se je zaposlil v <text:span text:style-name="T4">Red Pitaya</text:span>, <text:span text:style-name="T12">kjer poleg vzdrževanja kode za FPGA poprime tudi za pisanje sistemske programske opreme. Občasno tudi komu naloži delo ali pregleda izvorno kodo.</text:span></text:p>
      <text:p text:style-name="P2">V prostem času Iztok sodeluje pri odprto kodnih projektih. Pri prevajalnikih jezika Verilog (Icarus Verilog<text:note text:id="ftn3" text:note-class="footnote"><text:note-citation>4</text:note-citation><text:note-body><text:p text:style-name="P8">http://iverilog.icarus.com/</text:p></text:note-body></text:note>, Verilator<text:note text:id="ftn4" text:note-class="footnote"><text:note-citation>5</text:note-citation><text:note-body><text:p text:style-name="P8">http://www.veripool.org/wiki/verilator</text:p></text:note-body></text:note>) sodeluje pri prijavljanju napak in prispeva testene primere. Napisal je tudi vmesnik za 1-wire protokol<text:note text:id="ftn5" text:note-class="footnote"><text:note-citation>6</text:note-citation><text:note-body><text:p text:style-name="P8">https://github.com/jeras/sockit_owm</text:p></text:note-body></text:note>, ter dekoder za ta pro<text:span text:style-name="T13">t</text:span>okol za projekt sigrok<text:note text:id="ftn6" text:note-class="footnote"><text:note-citation>7</text:note-citation><text:note-body><text:p text:style-name="P8">https://sigrok.org/</text:p></text:note-body></text:not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Liberation Sans" fo:font-family="'Liberation Sans'" style:font-family-generic="swiss" style:font-pitch="variable" fo:font-size="14pt" fo:language="sl" fo:country="SI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fo:language="sl" fo:country="SI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08:50.125172672</meta:creation-date>
    <meta:generator>LibreOffice/5.1.4.2$Linux_X86_64 LibreOffice_project/10m0$Build-2</meta:generator>
    <dc:date>2016-08-30T22:00:54.794723566</dc:date>
    <meta:editing-duration>PT1H6M25S</meta:editing-duration>
    <meta:editing-cycles>10</meta:editing-cycles>
    <meta:document-statistic meta:table-count="0" meta:image-count="0" meta:object-count="0" meta:page-count="2" meta:paragraph-count="25" meta:word-count="578" meta:character-count="3964" meta:non-whitespace-character-count="3412"/>
  </office:meta>
</office:document-meta>
</file>